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 2025 Hanumathsai</text:p>
      <text:p>Registration No: 231FA04239</text:p>
      <text:p>Contact: 9346745473</text:p>
      <text:p/>
      <text:p>Project: Online Student Portal</text:p>
      <text:p/>
      <text:p>All rights reserved.</text:p>
      <text:p/>
      <text:p>This project and its contents (including code, images, database, and design) are protected under the Copyright Act, 1957.</text:p>
      <text:p/>
      <text:p>The watermark and any embedded ownership marks must not be removed, altered, or tampered with in any way. Unauthorized copying, distribution, or modification of this project is strictly prohibited and may result in legal action.</text:p>
      <text:p/>
      <text:p>License:</text:p>
      <text:p>Permission is granted only to view and use this project for educational purposes. Commercial use, resale, or distribution without explicit written consent from the author is prohibited.</text:p>
      <text:p/>
      <text:p>Author: Hanumathsai</text:p>
      <text:p>Date: 26-Sep-2025</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